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 Neue" svg:font-family="'Helvetica Neu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 loext:padding="0in" loext:border="non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4" style:family="paragraph" style:parent-style-name="Text_20_body">
      <style:paragraph-properties fo:margin-left="0.3126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.3126in" fo:margin-right="0.1043in" fo:margin-top="0in" fo:margin-bottom="0in" loext:contextual-spacing="false" fo:text-indent="0in" style:auto-text-indent="false" fo:padding="0in" fo:border="none"/>
    </style:style>
    <style:style style:name="P6" style:family="paragraph" style:parent-style-name="Text_20_body">
      <style:paragraph-properties fo:margin-left="0.3126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7" style:family="paragraph" style:parent-style-name="Text_20_body">
      <style:paragraph-properties fo:margin-left="0.3126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000000" fo:letter-spacing="normal" style:font-name-asian="Helvetica Neue" style:font-size-asian="10.5pt" style:font-style-asian="normal" style:font-weight-asian="normal" loext:padding="0in" loext:border="none"/>
    </style:style>
    <style:style style:name="P8" style:family="paragraph" style:parent-style-name="Heading_20_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</style:style>
    <style:style style:name="T1" style:family="text">
      <style:text-properties style:font-name="Helvetica Neue" fo:font-size="10.5pt" fo:font-style="normal" fo:font-weight="normal"/>
    </style:style>
    <style:style style:name="T2" style:family="text">
      <style:text-properties style:font-name-asian="Helvetica Neue" style:font-size-asian="10.5pt" style:font-style-asian="normal" style:font-weight-asian="normal"/>
    </style:style>
    <style:style style:name="T3" style:family="text">
      <style:text-properties fo:font-variant="normal" fo:text-transform="none" fo:color="#21759b" style:text-line-through-style="none" style:text-line-through-type="none" style:font-name="Helvetica Neue" fo:font-size="11.25pt" fo:letter-spacing="normal" fo:font-style="normal" style:text-underline-style="none" fo:font-weight="bold" style:text-blinking="false" loext:padding="0in" loext:border="none"/>
    </style:style>
    <style:style style:name="T4" style:family="text">
      <style:text-properties fo:font-variant="normal" fo:text-transform="none" fo:color="#21759b" style:text-line-through-style="none" style:text-line-through-type="none" fo:letter-spacing="normal" style:text-underline-style="none" style:text-blinking="false" style:font-name-asian="Helvetica Neue" style:font-size-asian="11.25pt" style:font-style-asian="normal" style:font-weight-asian="bold" loext:padding="0in" loext:border="none"/>
    </style:style>
    <style:style style:name="T5" style:family="text">
      <style:text-properties fo:font-variant="normal" fo:text-transform="none" fo:color="#000000" style:font-name="Helvetica Neue" fo:font-size="10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style:font-name="Calibri" fo:font-size="10.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0000" fo:letter-spacing="normal" style:font-name-asian="Helvetica Neue" style:font-size-asian="10.5pt" style:font-style-asian="normal" style:font-weight-asian="normal" loext:padding="0in" loext:border="none"/>
    </style:style>
    <style:style style:name="T8" style:family="text">
      <style:text-properties style:font-name="Calibri" fo:font-size="10.5pt" fo:font-style="normal" fo:font-weight="normal"/>
    </style:style>
    <style:style style:name="fr1" style:family="graphic" style:parent-style-name="Frame">
      <style:graphic-properties fo:margin-left="0in" fo:margin-right="0in" fo:margin-top="0in" fo:margin-bottom="0.1043in" style:wrap="right" style:number-wrapped-paragraphs="no-limit" style:vertical-pos="from-top" style:vertical-rel="paragraph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-0.5181in" svg:y="-0.0575in" svg:width="9.7083in" draw:z-index="0"><draw:text-box fo:min-height="0.0161in"><text:h text:style-name="P8" text:outline-level="1"><text:a xlink:type="simple" xlink:href="https://www.cnblogs.com/bixiaopengblog/p/8036429.html" text:style-name="Internet_20_link" text:visited-style-name="Visited_20_Internet_20_Link"><text:span text:style-name="T3">sizeof</text:span></text:a><text:a xlink:type="simple" xlink:href="https://www.cnblogs.com/bixiaopengblog/p/8036429.html" text:style-name="Internet_20_link" text:visited-style-name="Visited_20_Internet_20_Link"><text:span text:style-name="T4">和</text:span></text:a><text:a xlink:type="simple" xlink:href="https://www.cnblogs.com/bixiaopengblog/p/8036429.html" text:style-name="Internet_20_link" text:visited-style-name="Visited_20_Internet_20_Link"><text:span text:style-name="T3">strlen</text:span></text:a><text:a xlink:type="simple" xlink:href="https://www.cnblogs.com/bixiaopengblog/p/8036429.html" text:style-name="Internet_20_link" text:visited-style-name="Visited_20_Internet_20_Link"><text:span text:style-name="T4">区别</text:span></text:a></text:h></draw:text-box></draw:frame>　　最近在看c++，想计算输入字符串的长度时用的是sizeof（point）/sizeof（char） - 1 ；但是结果总是固定的3，后来我换成strlen（）就可以了，于是百度了一下</text:p>
      <text:section text:style-name="Sect1" text:name="cnblogs_post_body">
        <text:p text:style-name="P5"><text:span text:style-name="Strong_20_Emphasis"><text:span text:style-name="T5">sizeof</text:span></text:span><text:span text:style-name="Strong_20_Emphasis"><text:span text:style-name="T7">和</text:span></text:span><text:span text:style-name="Strong_20_Emphasis"><text:span text:style-name="T6">strlen</text:span></text:span><text:span text:style-name="Strong_20_Emphasis"><text:span text:style-name="T7">的区别</text:span></text:span></text:p>
        <text:p text:style-name="P6"><text:span text:style-name="T1">strlen</text:span><text:span text:style-name="T2">计算字符串的长度，以</text:span><text:span text:style-name="T8">'\0'</text:span><text:span text:style-name="T2">为字符串结束标志</text:span></text:p>
        <text:p text:style-name="P6"><text:span text:style-name="T1">sizeof</text:span><text:span text:style-name="T2">是分配的数组实际所占的内存空间大小，不受里面存储内容</text:span></text:p>
        <text:p text:style-name="P7">例如</text:p>
        <text:p text:style-name="P4">char *str = "1111111abcd";</text:p>
        <text:p text:style-name="P4">char str1[9] = {1};</text:p>
        <text:p text:style-name="P6"><text:span text:style-name="T1">sizeof(str)  = 4; //</text:span><text:span text:style-name="T2">是指指针所占的字节大小，在</text:span><text:span text:style-name="T8">c/c++</text:span><text:span text:style-name="T2">中一个指针占</text:span><text:span text:style-name="T8">4</text:span><text:span text:style-name="T2">个字节（</text:span><text:span text:style-name="T1">32</text:span><text:span text:style-name="T2">位系统）</text:span></text:p>
        <text:p text:style-name="P4">sizeof(str1) = 9;</text:p>
        <text:p text:style-name="P6"><text:span text:style-name="T1">sizeof()</text:span><text:span text:style-name="T2">是运算符，由于在编译时计算，因此</text:span><text:span text:style-name="T8">sizeof</text:span><text:span text:style-name="T2">不能用来返回动态分配的内存空间的大小。实际上，用</text:span><text:span text:style-name="T8">sizeof</text:span><text:span text:style-name="T2">来返回类型以及静态分配的对象、结构或数组的空间，返回值跟这些里面所存储的内容没有关系。</text:span></text:p>
        <text:p text:style-name="P6"><text:span text:style-name="T2">具体而言，当参数分别如下时，</text:span><text:span text:style-name="T1">sizeof</text:span><text:span text:style-name="T2">返回的值含义如下：</text:span></text:p>
        <text:p text:style-name="P6"><text:span text:style-name="T2">数组</text:span><text:span text:style-name="T1">-</text:span><text:span text:style-name="T2">编译时分配的数组空间大小</text:span></text:p>
        <text:p text:style-name="P6"><text:span text:style-name="T2">指针</text:span><text:span text:style-name="T1">-</text:span><text:span text:style-name="T2">存储该指针所用的空间大小</text:span></text:p>
        <text:p text:style-name="P6"><text:span text:style-name="T2">类型</text:span><text:span text:style-name="T1">-</text:span><text:span text:style-name="T2">该类型所占的空间的大小</text:span></text:p>
        <text:p text:style-name="P6"><text:span text:style-name="T2">对象</text:span><text:span text:style-name="T1">-</text:span><text:span text:style-name="T2">对象的实际占用空间大小</text:span></text:p>
        <text:p text:style-name="P6"><text:span text:style-name="T2">函数</text:span><text:span text:style-name="T1">-</text:span><text:span text:style-name="T2">函数返回类型所占空间的大小</text:span></text:p>
        <text:p text:style-name="P3"> </text:p>
        <text:p text:style-name="P3"> </text:p>
        <text:p text:style-name="P6"><text:span text:style-name="T1">strlen</text:span><text:span text:style-name="T2">（）是函数，可以计算字符串的长度，直到遇到结束符</text:span><text:span text:style-name="T8">NULL</text:span><text:span text:style-name="T2">才结束，返回的长度大小不包含</text:span><text:span text:style-name="T8">NULL</text:span></text:p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elvetica Neue" svg:font-family="'Helvetica Neu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0:01:50.046209976</meta:creation-date>
    <dc:date>2019-09-02T10:02:22.121475603</dc:date>
    <meta:editing-duration>PT32S</meta:editing-duration>
    <meta:editing-cycles>1</meta:editing-cycles>
    <meta:document-statistic meta:table-count="0" meta:image-count="0" meta:object-count="0" meta:page-count="1" meta:paragraph-count="20" meta:word-count="393" meta:character-count="563" meta:non-whitespace-character-count="544"/>
    <meta:generator>LibreOffice/5.1.6.2$Linux_X86_64 LibreOffice_project/10m0$Build-2</meta:generator>
  </office:meta>
</office:document-meta>
</file>